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7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264.65">
            <text:p>264.650</text:p>
          </table:table-cell>
          <table:table-cell office:value-type="float" office:value="10">
            <text:p>10</text:p>
          </table:table-cell>
          <table:table-cell table:formula="of:=[.C3]*1.01" office:value-type="float" office:value="292.338245490075">
            <text:p>292.3382</text:p>
          </table:table-cell>
          <table:table-cell table:style-name="ce6" office:value-type="float" office:value="13.49">
            <text:p>13.49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4.9013524717971">
            <text:p>14.9014</text:p>
          </table:table-cell>
          <table:table-cell table:style-name="ce6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13.3548814962215">
            <text:p>13.3549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6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6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43.2680486523569">
            <text:p>43.2680</text:p>
          </table:table-cell>
          <table:table-cell table:style-name="ce6" office:value-type="float" office:value="6.971">
            <text:p>6.971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7.70032083624151">
            <text:p>7.7003</text:p>
          </table:table-cell>
          <table:table-cell table:style-name="ce6" office:value-type="float" office:value="26.62">
            <text:p>26.62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9.4050409784463">
            <text:p>29.4050</text:p>
          </table:table-cell>
          <table:table-cell table:style-name="ce6" office:value-type="float" office:value="22.9">
            <text:p>22.90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25.2958466719166">
            <text:p>25.2958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264.65">
            <text:p>264.65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89.443807415916">
            <text:p>289.4438</text:p>
          </table:table-cell>
          <table:table-cell table:style-name="ce7" table:formula="of:=[.D2]" office:value-type="float" office:value="13.49">
            <text:p>13.49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4.753814328512">
            <text:p>14.7538</text:p>
          </table:table-cell>
          <table:table-cell table:style-name="ce7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13.2226549467539">
            <text:p>13.2227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7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7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42.8396521310464">
            <text:p>42.8397</text:p>
          </table:table-cell>
          <table:table-cell table:style-name="ce7" table:formula="of:=[.S2]" office:value-type="float" office:value="6.971">
            <text:p>6.971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7.62408003588268">
            <text:p>7.6241</text:p>
          </table:table-cell>
          <table:table-cell table:style-name="ce7" table:formula="of:=[.V2]" office:value-type="float" office:value="26.62">
            <text:p>26.62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9.1139019588577">
            <text:p>29.1139</text:p>
          </table:table-cell>
          <table:table-cell table:style-name="ce7" table:formula="of:=[.Y2]" office:value-type="float" office:value="22.9">
            <text:p>22.90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25.0453927444719">
            <text:p>25.0454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264.65">
            <text:p>264.65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86.578027144471">
            <text:p>286.5780</text:p>
          </table:table-cell>
          <table:table-cell table:style-name="ce7" table:formula="of:=[.D3]" office:value-type="float" office:value="13.49">
            <text:p>13.49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4.6077369589228">
            <text:p>14.6077</text:p>
          </table:table-cell>
          <table:table-cell table:style-name="ce7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13.0917375710435">
            <text:p>13.0917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7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7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42.4154971594519">
            <text:p>42.4155</text:p>
          </table:table-cell>
          <table:table-cell table:style-name="ce7" table:formula="of:=[.S3]" office:value-type="float" office:value="6.971">
            <text:p>6.971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7.54859409493335">
            <text:p>7.5486</text:p>
          </table:table-cell>
          <table:table-cell table:style-name="ce7" table:formula="of:=[.V3]" office:value-type="float" office:value="26.62">
            <text:p>26.62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8.8256455038195">
            <text:p>28.8256</text:p>
          </table:table-cell>
          <table:table-cell table:style-name="ce7" table:formula="of:=[.Y3]" office:value-type="float" office:value="22.9">
            <text:p>22.90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24.797418558883">
            <text:p>24.797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264.65">
            <text:p>264.65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83.74062093512">
            <text:p>283.7406</text:p>
          </table:table-cell>
          <table:table-cell table:style-name="ce7" table:formula="of:=[.D4]" office:value-type="float" office:value="13.49">
            <text:p>13.49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4.4631058999236">
            <text:p>14.4631</text:p>
          </table:table-cell>
          <table:table-cell table:style-name="ce7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12.9621164069738">
            <text:p>12.962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7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7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41.9955417420316">
            <text:p>41.9955</text:p>
          </table:table-cell>
          <table:table-cell table:style-name="ce7" table:formula="of:=[.S4]" office:value-type="float" office:value="6.971">
            <text:p>6.971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7.47385553953797">
            <text:p>7.4739</text:p>
          </table:table-cell>
          <table:table-cell table:style-name="ce7" table:formula="of:=[.V4]" office:value-type="float" office:value="26.62">
            <text:p>26.62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8.5402430730886">
            <text:p>28.5402</text:p>
          </table:table-cell>
          <table:table-cell table:style-name="ce7" table:formula="of:=[.Y4]" office:value-type="float" office:value="22.9">
            <text:p>22.90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24.5518995632505">
            <text:p>24.5519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264.65">
            <text:p>264.65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80.931307856555">
            <text:p>280.9313</text:p>
          </table:table-cell>
          <table:table-cell table:style-name="ce7" table:formula="of:=[.D5]" office:value-type="float" office:value="13.49">
            <text:p>13.49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4.3199068316075">
            <text:p>14.3199</text:p>
          </table:table-cell>
          <table:table-cell table:style-name="ce7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12.8337786207661">
            <text:p>12.833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7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7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41.5797442990412">
            <text:p>41.5797</text:p>
          </table:table-cell>
          <table:table-cell table:style-name="ce7" table:formula="of:=[.S5]" office:value-type="float" office:value="6.971">
            <text:p>6.971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7.39985696983957">
            <text:p>7.3999</text:p>
          </table:table-cell>
          <table:table-cell table:style-name="ce7" table:formula="of:=[.V5]" office:value-type="float" office:value="26.62">
            <text:p>26.62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8.2576664089986">
            <text:p>28.2577</text:p>
          </table:table-cell>
          <table:table-cell table:style-name="ce7" table:formula="of:=[.Y5]" office:value-type="float" office:value="22.9">
            <text:p>22.90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24.3088114487629">
            <text:p>24.3088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264.65">
            <text:p>264.65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278.149809758965">
            <text:p>278.1498</text:p>
          </table:table-cell>
          <table:table-cell table:style-name="ce7" table:formula="of:=[.D6]" office:value-type="float" office:value="13.49">
            <text:p>13.49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4.178125575849">
            <text:p>14.1781</text:p>
          </table:table-cell>
          <table:table-cell table:style-name="ce7" table:formula="of:=[.G6]" office:value-type="float" office:value="12.09">
            <text:p>12.09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12.706711505709">
            <text:p>12.7067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7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7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41.168063662417">
            <text:p>41.1681</text:p>
          </table:table-cell>
          <table:table-cell table:style-name="ce7" table:formula="of:=[.S6]" office:value-type="float" office:value="6.971">
            <text:p>6.971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7.3265910592471">
            <text:p>7.3266</text:p>
          </table:table-cell>
          <table:table-cell table:style-name="ce7" table:formula="of:=[.V6]" office:value-type="float" office:value="26.62">
            <text:p>26.62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7.977887533662">
            <text:p>27.9779</text:p>
          </table:table-cell>
          <table:table-cell table:style-name="ce7" table:formula="of:=[.Y6]" office:value-type="float" office:value="22.9">
            <text:p>22.90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24.06813014729">
            <text:p>24.0681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264.65">
            <text:p>264.65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75.3958512465">
            <text:p>275.3959</text:p>
          </table:table-cell>
          <table:table-cell table:style-name="ce7" table:formula="of:=[.D7]" office:value-type="float" office:value="13.49">
            <text:p>13.49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4.0377480949">
            <text:p>14.0377</text:p>
          </table:table-cell>
          <table:table-cell table:style-name="ce7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12.5809024809">
            <text:p>12.5809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7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7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40.7604590717">
            <text:p>40.7605</text:p>
          </table:table-cell>
          <table:table-cell table:style-name="ce7" table:formula="of:=[.S7]" office:value-type="float" office:value="6.971">
            <text:p>6.971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7.25405055371">
            <text:p>7.2541</text:p>
          </table:table-cell>
          <table:table-cell table:style-name="ce7" table:formula="of:=[.V7]" office:value-type="float" office:value="26.62">
            <text:p>26.62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7.7008787462">
            <text:p>27.7009</text:p>
          </table:table-cell>
          <table:table-cell table:style-name="ce7" table:formula="of:=[.Y7]" office:value-type="float" office:value="22.9">
            <text:p>22.90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23.829831829">
            <text:p>23.8298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264.65">
            <text:p>264.65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72.66915965">
            <text:p>272.6692</text:p>
          </table:table-cell>
          <table:table-cell table:style-name="ce7" table:formula="of:=[.D8]" office:value-type="float" office:value="13.49">
            <text:p>13.49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3.89876049">
            <text:p>13.8988</text:p>
          </table:table-cell>
          <table:table-cell table:style-name="ce7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12.45633909">
            <text:p>12.4563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7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7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40.35689017">
            <text:p>40.3569</text:p>
          </table:table-cell>
          <table:table-cell table:style-name="ce7" table:formula="of:=[.S8]" office:value-type="float" office:value="6.971">
            <text:p>6.971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7.182228271">
            <text:p>7.1822</text:p>
          </table:table-cell>
          <table:table-cell table:style-name="ce7" table:formula="of:=[.V8]" office:value-type="float" office:value="26.62">
            <text:p>26.62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7.42661262">
            <text:p>27.4266</text:p>
          </table:table-cell>
          <table:table-cell table:style-name="ce7" table:formula="of:=[.Y8]" office:value-type="float" office:value="22.9">
            <text:p>22.90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23.5938929">
            <text:p>23.5939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264.65">
            <text:p>264.65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269.969465">
            <text:p>269.9695</text:p>
          </table:table-cell>
          <table:table-cell table:style-name="ce7" table:formula="of:=[.D9]" office:value-type="float" office:value="13.49">
            <text:p>13.49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3.761149">
            <text:p>13.7611</text:p>
          </table:table-cell>
          <table:table-cell table:style-name="ce7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12.333009">
            <text:p>12.333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7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7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39.957317">
            <text:p>39.9573</text:p>
          </table:table-cell>
          <table:table-cell table:style-name="ce7" table:formula="of:=[.S9]" office:value-type="float" office:value="6.971">
            <text:p>6.971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7.1111171">
            <text:p>7.1111</text:p>
          </table:table-cell>
          <table:table-cell table:style-name="ce7" table:formula="of:=[.V9]" office:value-type="float" office:value="26.62">
            <text:p>26.62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7.155062">
            <text:p>27.1551</text:p>
          </table:table-cell>
          <table:table-cell table:style-name="ce7" table:formula="of:=[.Y9]" office:value-type="float" office:value="22.9">
            <text:p>22.90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23.36029">
            <text:p>23.3603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264.65">
            <text:p>264.65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267.2965">
            <text:p>267.2965</text:p>
          </table:table-cell>
          <table:table-cell table:style-name="ce7" table:formula="of:=[.D10]" office:value-type="float" office:value="13.49">
            <text:p>13.49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3.6249">
            <text:p>13.6249</text:p>
          </table:table-cell>
          <table:table-cell table:style-name="ce7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12.2109">
            <text:p>12.2109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7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7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39.5617">
            <text:p>39.5617</text:p>
          </table:table-cell>
          <table:table-cell table:style-name="ce7" table:formula="of:=[.S10]" office:value-type="float" office:value="6.971">
            <text:p>6.971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7.04071">
            <text:p>7.0407</text:p>
          </table:table-cell>
          <table:table-cell table:style-name="ce7" table:formula="of:=[.V10]" office:value-type="float" office:value="26.62">
            <text:p>26.62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6.8862">
            <text:p>26.8862</text:p>
          </table:table-cell>
          <table:table-cell table:style-name="ce7" table:formula="of:=[.Y10]" office:value-type="float" office:value="22.9">
            <text:p>22.90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23.129">
            <text:p>23.1290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264.65">
            <text:p>264.65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264.65">
            <text:p>264.6500</text:p>
          </table:table-cell>
          <table:table-cell table:style-name="ce7" table:formula="of:=[.D11]" office:value-type="float" office:value="13.49">
            <text:p>13.49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3.49">
            <text:p>13.4900</text:p>
          </table:table-cell>
          <table:table-cell table:style-name="ce7" table:formula="of:=[.G11]" office:value-type="float" office:value="12.09">
            <text:p>12.09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12.09">
            <text:p>12.090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7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7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39.17">
            <text:p>39.1700</text:p>
          </table:table-cell>
          <table:table-cell table:style-name="ce7" table:formula="of:=[.S11]" office:value-type="float" office:value="6.971">
            <text:p>6.971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6.971">
            <text:p>6.9710</text:p>
          </table:table-cell>
          <table:table-cell table:style-name="ce7" table:formula="of:=[.V11]" office:value-type="float" office:value="26.62">
            <text:p>26.62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6.62">
            <text:p>26.6200</text:p>
          </table:table-cell>
          <table:table-cell table:style-name="ce7" table:formula="of:=[.Y11]" office:value-type="float" office:value="22.9">
            <text:p>22.90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22.9">
            <text:p>22.90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264.65">
            <text:p>264.65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262.029702970297">
            <text:p>262.0297</text:p>
          </table:table-cell>
          <table:table-cell table:style-name="ce7" table:formula="of:=[.D12]" office:value-type="float" office:value="13.49">
            <text:p>13.49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13.3564356435644">
            <text:p>13.3564</text:p>
          </table:table-cell>
          <table:table-cell table:style-name="ce7" table:formula="of:=[.G12]" office:value-type="float" office:value="12.09">
            <text:p>12.09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11.970297029703">
            <text:p>11.9703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17.3267326732673">
            <text:p>17.3267</text:p>
          </table:table-cell>
          <table:table-cell table:style-name="ce7" table:formula="of:=[.M12]" office:value-type="float" office:value="14.47">
            <text:p>14.47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14.3267326732673">
            <text:p>14.3267</text:p>
          </table:table-cell>
          <table:table-cell table:style-name="ce7" table:formula="of:=[.P12]" office:value-type="float" office:value="39.17">
            <text:p>39.17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38.7821782178218">
            <text:p>38.7822</text:p>
          </table:table-cell>
          <table:table-cell table:style-name="ce7" table:formula="of:=[.S12]" office:value-type="float" office:value="6.971">
            <text:p>6.971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6.9019801980198">
            <text:p>6.9020</text:p>
          </table:table-cell>
          <table:table-cell table:style-name="ce7" table:formula="of:=[.V12]" office:value-type="float" office:value="26.62">
            <text:p>26.62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6.3564356435644">
            <text:p>26.3564</text:p>
          </table:table-cell>
          <table:table-cell table:style-name="ce7" table:formula="of:=[.Y12]" office:value-type="float" office:value="22.9">
            <text:p>22.90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22.6732673267327">
            <text:p>22.6733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264.65">
            <text:p>264.65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259.435349475542">
            <text:p>259.4353</text:p>
          </table:table-cell>
          <table:table-cell table:style-name="ce7" table:formula="of:=[.D13]" office:value-type="float" office:value="13.49">
            <text:p>13.49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13.2241937064994">
            <text:p>13.2242</text:p>
          </table:table-cell>
          <table:table-cell table:style-name="ce7" table:formula="of:=[.G13]" office:value-type="float" office:value="12.09">
            <text:p>12.09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11.8517792373297">
            <text:p>11.8518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17.1551808646211">
            <text:p>17.1552</text:p>
          </table:table-cell>
          <table:table-cell table:style-name="ce7" table:formula="of:=[.M13]" office:value-type="float" office:value="14.47">
            <text:p>14.47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14.1848838349181">
            <text:p>14.1849</text:p>
          </table:table-cell>
          <table:table-cell table:style-name="ce7" table:formula="of:=[.P13]" office:value-type="float" office:value="39.17">
            <text:p>39.17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38.3981962552691">
            <text:p>38.3982</text:p>
          </table:table-cell>
          <table:table-cell table:style-name="ce7" table:formula="of:=[.S13]" office:value-type="float" office:value="6.971">
            <text:p>6.971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6.83364376041565">
            <text:p>6.8336</text:p>
          </table:table-cell>
          <table:table-cell table:style-name="ce7" table:formula="of:=[.V13]" office:value-type="float" office:value="26.62">
            <text:p>26.62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6.0954808352122">
            <text:p>26.0955</text:p>
          </table:table-cell>
          <table:table-cell table:style-name="ce7" table:formula="of:=[.Y13]" office:value-type="float" office:value="22.9">
            <text:p>22.90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22.4487795314185">
            <text:p>22.4488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264.65">
            <text:p>264.65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56.866682649051">
            <text:p>256.8667</text:p>
          </table:table-cell>
          <table:table-cell table:style-name="ce7" table:formula="of:=[.D14]" office:value-type="float" office:value="13.49">
            <text:p>13.49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13.0932610955439">
            <text:p>13.0933</text:p>
          </table:table-cell>
          <table:table-cell table:style-name="ce7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11.7344348884452">
            <text:p>11.7344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7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7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38.0180160943258">
            <text:p>38.0180</text:p>
          </table:table-cell>
          <table:table-cell table:style-name="ce7" table:formula="of:=[.S14]" office:value-type="float" office:value="6.971">
            <text:p>6.971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6.76598392120361">
            <text:p>6.7660</text:p>
          </table:table-cell>
          <table:table-cell table:style-name="ce7" table:formula="of:=[.V14]" office:value-type="float" office:value="26.62">
            <text:p>26.62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5.8371097378339">
            <text:p>25.8371</text:p>
          </table:table-cell>
          <table:table-cell table:style-name="ce7" table:formula="of:=[.Y14]" office:value-type="float" office:value="22.9">
            <text:p>22.90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22.2265143875431">
            <text:p>22.2265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264.65">
            <text:p>264.65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54.323448167377">
            <text:p>254.3234</text:p>
          </table:table-cell>
          <table:table-cell table:style-name="ce7" table:formula="of:=[.D15]" office:value-type="float" office:value="13.49">
            <text:p>13.49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12.9636248470732">
            <text:p>12.9636</text:p>
          </table:table-cell>
          <table:table-cell table:style-name="ce7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11.6182523647972">
            <text:p>11.6183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7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7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37.6416000933919">
            <text:p>37.6416</text:p>
          </table:table-cell>
          <table:table-cell table:style-name="ce7" table:formula="of:=[.S15]" office:value-type="float" office:value="6.971">
            <text:p>6.971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6.69899398138971">
            <text:p>6.6990</text:p>
          </table:table-cell>
          <table:table-cell table:style-name="ce7" table:formula="of:=[.V15]" office:value-type="float" office:value="26.62">
            <text:p>26.62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5.5812967701326">
            <text:p>25.5813</text:p>
          </table:table-cell>
          <table:table-cell table:style-name="ce7" table:formula="of:=[.Y15]" office:value-type="float" office:value="22.9">
            <text:p>22.90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22.0064498886565">
            <text:p>22.0064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264.65">
            <text:p>264.65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251.805394225126">
            <text:p>251.8054</text:p>
          </table:table-cell>
          <table:table-cell table:style-name="ce7" table:formula="of:=[.D16]" office:value-type="float" office:value="13.49">
            <text:p>13.49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12.835272125815">
            <text:p>12.8353</text:p>
          </table:table-cell>
          <table:table-cell table:style-name="ce7" table:formula="of:=[.G16]" office:value-type="float" office:value="12.09">
            <text:p>12.09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11.5032201631656">
            <text:p>11.5032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7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7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37.2689109835563">
            <text:p>37.2689</text:p>
          </table:table-cell>
          <table:table-cell table:style-name="ce7" table:formula="of:=[.S16]" office:value-type="float" office:value="6.971">
            <text:p>6.971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6.63266730830665">
            <text:p>6.6327</text:p>
          </table:table-cell>
          <table:table-cell table:style-name="ce7" table:formula="of:=[.V16]" office:value-type="float" office:value="26.62">
            <text:p>26.62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5.3280166040917">
            <text:p>25.3280</text:p>
          </table:table-cell>
          <table:table-cell table:style-name="ce7" table:formula="of:=[.Y16]" office:value-type="float" office:value="22.9">
            <text:p>22.90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21.7885642461945">
            <text:p>21.7886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264.65">
            <text:p>264.65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49.312271510026">
            <text:p>249.3123</text:p>
          </table:table-cell>
          <table:table-cell table:style-name="ce7" table:formula="of:=[.D17]" office:value-type="float" office:value="13.49">
            <text:p>13.49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12.7081902235793">
            <text:p>12.7082</text:p>
          </table:table-cell>
          <table:table-cell table:style-name="ce7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11.3893268942234">
            <text:p>11.3893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7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7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36.8999118649073">
            <text:p>36.8999</text:p>
          </table:table-cell>
          <table:table-cell table:style-name="ce7" table:formula="of:=[.S17]" office:value-type="float" office:value="6.971">
            <text:p>6.971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6.56699733495708">
            <text:p>6.5670</text:p>
          </table:table-cell>
          <table:table-cell table:style-name="ce7" table:formula="of:=[.V17]" office:value-type="float" office:value="26.62">
            <text:p>26.62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5.077244162467">
            <text:p>25.0772</text:p>
          </table:table-cell>
          <table:table-cell table:style-name="ce7" table:formula="of:=[.Y17]" office:value-type="float" office:value="22.9">
            <text:p>22.90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21.5728358873213">
            <text:p>21.5728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264.65">
            <text:p>264.65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46.843833178243">
            <text:p>246.8438</text:p>
          </table:table-cell>
          <table:table-cell table:style-name="ce7" table:formula="of:=[.D18]" office:value-type="float" office:value="13.49">
            <text:p>13.49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12.5823665579993">
            <text:p>12.5824</text:p>
          </table:table-cell>
          <table:table-cell table:style-name="ce7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11.2765612814093">
            <text:p>11.2766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7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7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36.5345662028785">
            <text:p>36.5346</text:p>
          </table:table-cell>
          <table:table-cell table:style-name="ce7" table:formula="of:=[.S18]" office:value-type="float" office:value="6.971">
            <text:p>6.971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6.50197755936344">
            <text:p>6.5020</text:p>
          </table:table-cell>
          <table:table-cell table:style-name="ce7" table:formula="of:=[.V18]" office:value-type="float" office:value="26.62">
            <text:p>26.62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4.8289546163039">
            <text:p>24.8290</text:p>
          </table:table-cell>
          <table:table-cell table:style-name="ce7" table:formula="of:=[.Y18]" office:value-type="float" office:value="22.9">
            <text:p>22.90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21.3592434527934">
            <text:p>21.3592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264.65">
            <text:p>264.65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44.399834829944">
            <text:p>244.3998</text:p>
          </table:table-cell>
          <table:table-cell table:style-name="ce7" table:formula="of:=[.D19]" office:value-type="float" office:value="13.49">
            <text:p>13.49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12.4577886712864">
            <text:p>12.4578</text:p>
          </table:table-cell>
          <table:table-cell table:style-name="ce7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11.1649121598112">
            <text:p>11.1649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7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7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36.1728378246322">
            <text:p>36.1728</text:p>
          </table:table-cell>
          <table:table-cell table:style-name="ce7" table:formula="of:=[.S19]" office:value-type="float" office:value="6.971">
            <text:p>6.971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6.4376015439242">
            <text:p>6.4376</text:p>
          </table:table-cell>
          <table:table-cell table:style-name="ce7" table:formula="of:=[.V19]" office:value-type="float" office:value="26.62">
            <text:p>26.62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4.5831233824792">
            <text:p>24.5831</text:p>
          </table:table-cell>
          <table:table-cell table:style-name="ce7" table:formula="of:=[.Y19]" office:value-type="float" office:value="22.9">
            <text:p>22.90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21.1477657948449">
            <text:p>21.1478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264.65">
            <text:p>264.65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41.980034485093">
            <text:p>241.9800</text:p>
          </table:table-cell>
          <table:table-cell table:style-name="ce7" table:formula="of:=[.D20]" office:value-type="float" office:value="13.49">
            <text:p>13.49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12.3344442289964">
            <text:p>12.3344</text:p>
          </table:table-cell>
          <table:table-cell table:style-name="ce7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11.0543684750605">
            <text:p>11.0544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7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7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35.8146909154774">
            <text:p>35.8147</text:p>
          </table:table-cell>
          <table:table-cell table:style-name="ce7" table:formula="of:=[.S20]" office:value-type="float" office:value="6.971">
            <text:p>6.971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6.37386291477644">
            <text:p>6.3739</text:p>
          </table:table-cell>
          <table:table-cell table:style-name="ce7" table:formula="of:=[.V20]" office:value-type="float" office:value="26.62">
            <text:p>26.62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4.3397261212665">
            <text:p>24.3397</text:p>
          </table:table-cell>
          <table:table-cell table:style-name="ce7" table:formula="of:=[.Y20]" office:value-type="float" office:value="22.9">
            <text:p>22.90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20.938381975094">
            <text:p>20.9384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264.65">
            <text:p>264.65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39.584192559498">
            <text:p>239.5842</text:p>
          </table:table-cell>
          <table:table-cell table:style-name="ce7" table:formula="of:=[.D21]" office:value-type="float" office:value="13.49">
            <text:p>13.49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12.2123210188083">
            <text:p>12.2123</text:p>
          </table:table-cell>
          <table:table-cell table:style-name="ce7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10.9449192822382">
            <text:p>10.9449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7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7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35.4600900153241">
            <text:p>35.4601</text:p>
          </table:table-cell>
          <table:table-cell table:style-name="ce7" table:formula="of:=[.S21]" office:value-type="float" office:value="6.971">
            <text:p>6.971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6.31075536116479">
            <text:p>6.3108</text:p>
          </table:table-cell>
          <table:table-cell table:style-name="ce7" table:formula="of:=[.V21]" office:value-type="float" office:value="26.62">
            <text:p>26.62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4.0987387339272">
            <text:p>24.0987</text:p>
          </table:table-cell>
          <table:table-cell table:style-name="ce7" table:formula="of:=[.Y21]" office:value-type="float" office:value="22.9">
            <text:p>22.90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20.7310712624693">
            <text:p>20.731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44">
            <text:p>1.440</text:p>
          </table:table-cell>
          <table:table-cell office:value-type="float" office:value="10">
            <text:p>10</text:p>
          </table:table-cell>
          <table:table-cell table:formula="of:=[.C26]*1.01" office:value-type="float" office:value="1.59065586059213">
            <text:p>1.5907</text:p>
          </table:table-cell>
          <table:table-cell table:style-name="ce6" office:value-type="float" office:value="20.5">
            <text:p>20.50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2.6447535709297">
            <text:p>22.6448</text:p>
          </table:table-cell>
          <table:table-cell table:style-name="ce6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6" office:value-type="float" office:value="1.24">
            <text:p>1.24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973143550989">
            <text:p>1.3697</text:p>
          </table:table-cell>
          <table:table-cell table:style-name="ce6" office:value-type="float" office:value="1.3">
            <text:p>1.30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43600876303457">
            <text:p>1.4360</text:p>
          </table:table-cell>
          <table:table-cell table:style-name="ce6" office:value-type="float" office:value="1.49">
            <text:p>1.490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6458869668627">
            <text:p>1.6459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44">
            <text:p>1.44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57490679266548">
            <text:p>1.5749</text:p>
          </table:table-cell>
          <table:table-cell table:style-name="ce7" table:formula="of:=[.D25]" office:value-type="float" office:value="20.5">
            <text:p>20.50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2.4205480900294">
            <text:p>22.4205</text:p>
          </table:table-cell>
          <table:table-cell table:style-name="ce7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7" table:formula="of:=[.S25]" office:value-type="float" office:value="1.24">
            <text:p>1.24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616973812861">
            <text:p>1.3562</text:p>
          </table:table-cell>
          <table:table-cell table:style-name="ce7" table:formula="of:=[.V25]" office:value-type="float" office:value="1.3">
            <text:p>1.30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42179085448967">
            <text:p>1.4218</text:p>
          </table:table-cell>
          <table:table-cell table:style-name="ce7" table:formula="of:=[.Y25]" office:value-type="float" office:value="1.49">
            <text:p>1.490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6295910562997">
            <text:p>1.6296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44">
            <text:p>1.44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55931365610444">
            <text:p>1.5593</text:p>
          </table:table-cell>
          <table:table-cell table:style-name="ce7" table:formula="of:=[.D26]" office:value-type="float" office:value="20.5">
            <text:p>20.50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2.1985624653756">
            <text:p>22.1986</text:p>
          </table:table-cell>
          <table:table-cell table:style-name="ce7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7" table:formula="of:=[.S26]" office:value-type="float" office:value="1.24">
            <text:p>1.24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4274231497882">
            <text:p>1.3427</text:p>
          </table:table-cell>
          <table:table-cell table:style-name="ce7" table:formula="of:=[.V26]" office:value-type="float" office:value="1.3">
            <text:p>1.30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4077137173165">
            <text:p>1.4077</text:p>
          </table:table-cell>
          <table:table-cell table:style-name="ce7" table:formula="of:=[.Y26]" office:value-type="float" office:value="1.49">
            <text:p>1.490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61345649138584">
            <text:p>1.6135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44">
            <text:p>1.44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54387490703409">
            <text:p>1.5439</text:p>
          </table:table-cell>
          <table:table-cell table:style-name="ce7" table:formula="of:=[.D27]" office:value-type="float" office:value="20.5">
            <text:p>20.50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1.9787747181937">
            <text:p>21.9788</text:p>
          </table:table-cell>
          <table:table-cell table:style-name="ce7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7" table:formula="of:=[.S27]" office:value-type="float" office:value="1.24">
            <text:p>1.24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944783661269">
            <text:p>1.3294</text:p>
          </table:table-cell>
          <table:table-cell table:style-name="ce7" table:formula="of:=[.V27]" office:value-type="float" office:value="1.3">
            <text:p>1.30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39377595773911">
            <text:p>1.3938</text:p>
          </table:table-cell>
          <table:table-cell table:style-name="ce7" table:formula="of:=[.Y27]" office:value-type="float" office:value="1.49">
            <text:p>1.490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59748167463945">
            <text:p>1.5975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44">
            <text:p>1.44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52858901686544">
            <text:p>1.5286</text:p>
          </table:table-cell>
          <table:table-cell table:style-name="ce7" table:formula="of:=[.D28]" office:value-type="float" office:value="20.5">
            <text:p>20.50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1.7611630873205">
            <text:p>21.7612</text:p>
          </table:table-cell>
          <table:table-cell table:style-name="ce7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7" table:formula="of:=[.S28]" office:value-type="float" office:value="1.24">
            <text:p>1.24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628498674524">
            <text:p>1.3163</text:p>
          </table:table-cell>
          <table:table-cell table:style-name="ce7" table:formula="of:=[.V28]" office:value-type="float" office:value="1.3">
            <text:p>1.30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3799761957813">
            <text:p>1.3800</text:p>
          </table:table-cell>
          <table:table-cell table:style-name="ce7" table:formula="of:=[.Y28]" office:value-type="float" office:value="1.49">
            <text:p>1.490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58166502439549">
            <text:p>1.5817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44">
            <text:p>1.44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513454472144">
            <text:p>1.5135</text:p>
          </table:table-cell>
          <table:table-cell table:style-name="ce7" table:formula="of:=[.D29]" office:value-type="float" office:value="20.5">
            <text:p>20.50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1.54570602705">
            <text:p>21.5457</text:p>
          </table:table-cell>
          <table:table-cell table:style-name="ce7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7" table:formula="of:=[.S29]" office:value-type="float" office:value="1.24">
            <text:p>1.24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303252462124">
            <text:p>1.3033</text:p>
          </table:table-cell>
          <table:table-cell table:style-name="ce7" table:formula="of:=[.V29]" office:value-type="float" office:value="1.3">
            <text:p>1.30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36631306513">
            <text:p>1.3663</text:p>
          </table:table-cell>
          <table:table-cell table:style-name="ce7" table:formula="of:=[.Y29]" office:value-type="float" office:value="1.49">
            <text:p>1.490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566004974649">
            <text:p>1.5660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44">
            <text:p>1.44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4984697744">
            <text:p>1.4985</text:p>
          </table:table-cell>
          <table:table-cell table:style-name="ce7" table:formula="of:=[.D30]" office:value-type="float" office:value="20.5">
            <text:p>20.50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1.332382205">
            <text:p>21.3324</text:p>
          </table:table-cell>
          <table:table-cell table:style-name="ce7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7" table:formula="of:=[.S30]" office:value-type="float" office:value="1.24">
            <text:p>1.24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903489724">
            <text:p>1.2903</text:p>
          </table:table-cell>
          <table:table-cell table:style-name="ce7" table:formula="of:=[.V30]" office:value-type="float" office:value="1.3">
            <text:p>1.30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352785213">
            <text:p>1.3528</text:p>
          </table:table-cell>
          <table:table-cell table:style-name="ce7" table:formula="of:=[.Y30]" office:value-type="float" office:value="1.49">
            <text:p>1.490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5504999749">
            <text:p>1.5505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44">
            <text:p>1.44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48363344">
            <text:p>1.4836</text:p>
          </table:table-cell>
          <table:table-cell table:style-name="ce7" table:formula="of:=[.D31]" office:value-type="float" office:value="20.5">
            <text:p>20.50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1.1211705">
            <text:p>21.1212</text:p>
          </table:table-cell>
          <table:table-cell table:style-name="ce7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7" table:formula="of:=[.S31]" office:value-type="float" office:value="1.24">
            <text:p>1.24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757324">
            <text:p>1.2776</text:p>
          </table:table-cell>
          <table:table-cell table:style-name="ce7" table:formula="of:=[.V31]" office:value-type="float" office:value="1.3">
            <text:p>1.30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3393913">
            <text:p>1.3394</text:p>
          </table:table-cell>
          <table:table-cell table:style-name="ce7" table:formula="of:=[.Y31]" office:value-type="float" office:value="1.49">
            <text:p>1.490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53514849">
            <text:p>1.5351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44">
            <text:p>1.44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468944">
            <text:p>1.4689</text:p>
          </table:table-cell>
          <table:table-cell table:style-name="ce7" table:formula="of:=[.D32]" office:value-type="float" office:value="20.5">
            <text:p>20.50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0.91205">
            <text:p>20.9121</text:p>
          </table:table-cell>
          <table:table-cell table:style-name="ce7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7" table:formula="of:=[.S32]" office:value-type="float" office:value="1.24">
            <text:p>1.24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4924">
            <text:p>1.2649</text:p>
          </table:table-cell>
          <table:table-cell table:style-name="ce7" table:formula="of:=[.V32]" office:value-type="float" office:value="1.3">
            <text:p>1.30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32613">
            <text:p>1.3261</text:p>
          </table:table-cell>
          <table:table-cell table:style-name="ce7" table:formula="of:=[.Y32]" office:value-type="float" office:value="1.49">
            <text:p>1.490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519949">
            <text:p>1.5199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44">
            <text:p>1.44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4544">
            <text:p>1.4544</text:p>
          </table:table-cell>
          <table:table-cell table:style-name="ce7" table:formula="of:=[.D33]" office:value-type="float" office:value="20.5">
            <text:p>20.50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0.705">
            <text:p>20.7050</text:p>
          </table:table-cell>
          <table:table-cell table:style-name="ce7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7" table:formula="of:=[.S33]" office:value-type="float" office:value="1.24">
            <text:p>1.24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524">
            <text:p>1.2524</text:p>
          </table:table-cell>
          <table:table-cell table:style-name="ce7" table:formula="of:=[.V33]" office:value-type="float" office:value="1.3">
            <text:p>1.30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313">
            <text:p>1.3130</text:p>
          </table:table-cell>
          <table:table-cell table:style-name="ce7" table:formula="of:=[.Y33]" office:value-type="float" office:value="1.49">
            <text:p>1.490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5049">
            <text:p>1.5049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44">
            <text:p>1.44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44">
            <text:p>1.4400</text:p>
          </table:table-cell>
          <table:table-cell table:style-name="ce7" table:formula="of:=[.D34]" office:value-type="float" office:value="20.5">
            <text:p>20.50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0.5">
            <text:p>20.5000</text:p>
          </table:table-cell>
          <table:table-cell table:style-name="ce7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7" table:formula="of:=[.S34]" office:value-type="float" office:value="1.24">
            <text:p>1.24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4">
            <text:p>1.2400</text:p>
          </table:table-cell>
          <table:table-cell table:style-name="ce7" table:formula="of:=[.V34]" office:value-type="float" office:value="1.3">
            <text:p>1.30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3">
            <text:p>1.3000</text:p>
          </table:table-cell>
          <table:table-cell table:style-name="ce7" table:formula="of:=[.Y34]" office:value-type="float" office:value="1.49">
            <text:p>1.490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49">
            <text:p>1.490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44">
            <text:p>1.44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42574257425743">
            <text:p>1.4257</text:p>
          </table:table-cell>
          <table:table-cell table:style-name="ce7" table:formula="of:=[.D35]" office:value-type="float" office:value="20.5">
            <text:p>20.50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20.2970297029703">
            <text:p>20.2970</text:p>
          </table:table-cell>
          <table:table-cell table:style-name="ce7" table:formula="of:=[.G35]" office:value-type="float" office:value="20.1">
            <text:p>20.10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19.9009900990099">
            <text:p>19.9010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102">
            <text:p>1.102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09108910891089">
            <text:p>1.0911</text:p>
          </table:table-cell>
          <table:table-cell table:style-name="ce7" table:formula="of:=[.S35]" office:value-type="float" office:value="1.24">
            <text:p>1.240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772277227723">
            <text:p>1.2277</text:p>
          </table:table-cell>
          <table:table-cell table:style-name="ce7" table:formula="of:=[.V35]" office:value-type="float" office:value="1.3">
            <text:p>1.30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28712871287129">
            <text:p>1.2871</text:p>
          </table:table-cell>
          <table:table-cell table:style-name="ce7" table:formula="of:=[.Y35]" office:value-type="float" office:value="1.49">
            <text:p>1.490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47524752475248">
            <text:p>1.4752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44">
            <text:p>1.44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41162631114597">
            <text:p>1.4116</text:p>
          </table:table-cell>
          <table:table-cell table:style-name="ce7" table:formula="of:=[.D36]" office:value-type="float" office:value="20.5">
            <text:p>20.50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20.0960690128419">
            <text:p>20.0961</text:p>
          </table:table-cell>
          <table:table-cell table:style-name="ce7" table:formula="of:=[.G36]" office:value-type="float" office:value="20.1">
            <text:p>20.10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19.7039505930791">
            <text:p>19.7040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102">
            <text:p>1.102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08028624644643">
            <text:p>1.0803</text:p>
          </table:table-cell>
          <table:table-cell table:style-name="ce7" table:formula="of:=[.S36]" office:value-type="float" office:value="1.24">
            <text:p>1.240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556710126458">
            <text:p>1.2156</text:p>
          </table:table-cell>
          <table:table-cell table:style-name="ce7" table:formula="of:=[.V36]" office:value-type="float" office:value="1.3">
            <text:p>1.30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274384864229">
            <text:p>1.2744</text:p>
          </table:table-cell>
          <table:table-cell table:style-name="ce7" table:formula="of:=[.Y36]" office:value-type="float" office:value="1.49">
            <text:p>1.490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46064111361631">
            <text:p>1.4606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44">
            <text:p>1.44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39764981301581">
            <text:p>1.3976</text:p>
          </table:table-cell>
          <table:table-cell table:style-name="ce7" table:formula="of:=[.D37]" office:value-type="float" office:value="20.5">
            <text:p>20.50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9.8970980325167">
            <text:p>19.8971</text:p>
          </table:table-cell>
          <table:table-cell table:style-name="ce7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7" table:formula="of:=[.S37]" office:value-type="float" office:value="1.24">
            <text:p>1.24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20353178343028">
            <text:p>1.2035</text:p>
          </table:table-cell>
          <table:table-cell table:style-name="ce7" table:formula="of:=[.V37]" office:value-type="float" office:value="1.3">
            <text:p>1.30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26176719230594">
            <text:p>1.2618</text:p>
          </table:table-cell>
          <table:table-cell table:style-name="ce7" table:formula="of:=[.Y37]" office:value-type="float" office:value="1.49">
            <text:p>1.490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44617932041219">
            <text:p>1.4462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44">
            <text:p>1.44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38381169605526">
            <text:p>1.3838</text:p>
          </table:table-cell>
          <table:table-cell table:style-name="ce7" table:formula="of:=[.D38]" office:value-type="float" office:value="20.5">
            <text:p>20.50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9.7000970618977">
            <text:p>19.7001</text:p>
          </table:table-cell>
          <table:table-cell table:style-name="ce7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7" table:formula="of:=[.S38]" office:value-type="float" office:value="1.24">
            <text:p>1.24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9161562715869">
            <text:p>1.1916</text:p>
          </table:table-cell>
          <table:table-cell table:style-name="ce7" table:formula="of:=[.V38]" office:value-type="float" office:value="1.3">
            <text:p>1.30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24927444782766">
            <text:p>1.2493</text:p>
          </table:table-cell>
          <table:table-cell table:style-name="ce7" table:formula="of:=[.Y38]" office:value-type="float" office:value="1.49">
            <text:p>1.490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4318607132794">
            <text:p>1.4319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44">
            <text:p>1.44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37011059015372">
            <text:p>1.3701</text:p>
          </table:table-cell>
          <table:table-cell table:style-name="ce7" table:formula="of:=[.D39]" office:value-type="float" office:value="20.5">
            <text:p>20.50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9.5050465959383">
            <text:p>19.5050</text:p>
          </table:table-cell>
          <table:table-cell table:style-name="ce7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7" table:formula="of:=[.S39]" office:value-type="float" office:value="1.24">
            <text:p>1.24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981745263237">
            <text:p>1.1798</text:p>
          </table:table-cell>
          <table:table-cell table:style-name="ce7" table:formula="of:=[.V39]" office:value-type="float" office:value="1.3">
            <text:p>1.30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23690539388877">
            <text:p>1.2369</text:p>
          </table:table-cell>
          <table:table-cell table:style-name="ce7" table:formula="of:=[.Y39]" office:value-type="float" office:value="1.49">
            <text:p>1.490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41768387453406">
            <text:p>1.4177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44">
            <text:p>1.44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35654513876606">
            <text:p>1.3565</text:p>
          </table:table-cell>
          <table:table-cell table:style-name="ce7" table:formula="of:=[.D40]" office:value-type="float" office:value="20.5">
            <text:p>20.50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9.3119273227112">
            <text:p>19.3119</text:p>
          </table:table-cell>
          <table:table-cell table:style-name="ce7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7" table:formula="of:=[.S40]" office:value-type="float" office:value="1.24">
            <text:p>1.24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813609171522">
            <text:p>1.1681</text:p>
          </table:table-cell>
          <table:table-cell table:style-name="ce7" table:formula="of:=[.V40]" office:value-type="float" office:value="1.3">
            <text:p>1.30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22465880583047">
            <text:p>1.2247</text:p>
          </table:table-cell>
          <table:table-cell table:style-name="ce7" table:formula="of:=[.Y40]" office:value-type="float" office:value="1.49">
            <text:p>1.490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40364740052877">
            <text:p>1.4036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44">
            <text:p>1.44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34311399877827">
            <text:p>1.3431</text:p>
          </table:table-cell>
          <table:table-cell table:style-name="ce7" table:formula="of:=[.D41]" office:value-type="float" office:value="20.5">
            <text:p>20.50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9.1207201214963">
            <text:p>19.1207</text:p>
          </table:table-cell>
          <table:table-cell table:style-name="ce7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7" table:formula="of:=[.S41]" office:value-type="float" office:value="1.24">
            <text:p>1.24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657038783685">
            <text:p>1.1566</text:p>
          </table:table-cell>
          <table:table-cell table:style-name="ce7" table:formula="of:=[.V41]" office:value-type="float" office:value="1.3">
            <text:p>1.30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21253347111928">
            <text:p>1.2125</text:p>
          </table:table-cell>
          <table:table-cell table:style-name="ce7" table:formula="of:=[.Y41]" office:value-type="float" office:value="1.49">
            <text:p>1.490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38974990151363">
            <text:p>1.3897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44">
            <text:p>1.44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32981584037453">
            <text:p>1.3298</text:p>
          </table:table-cell>
          <table:table-cell table:style-name="ce7" table:formula="of:=[.D42]" office:value-type="float" office:value="20.5">
            <text:p>20.50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8.9314060608874">
            <text:p>18.9314</text:p>
          </table:table-cell>
          <table:table-cell table:style-name="ce7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7" table:formula="of:=[.S42]" office:value-type="float" office:value="1.24">
            <text:p>1.24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511919587807">
            <text:p>1.1451</text:p>
          </table:table-cell>
          <table:table-cell table:style-name="ce7" table:formula="of:=[.V42]" office:value-type="float" office:value="1.3">
            <text:p>1.30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20052818922701">
            <text:p>1.2005</text:p>
          </table:table-cell>
          <table:table-cell table:style-name="ce7" table:formula="of:=[.Y42]" office:value-type="float" office:value="1.49">
            <text:p>1.490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37599000149865">
            <text:p>1.3760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44">
            <text:p>1.44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31664934690547">
            <text:p>1.3166</text:p>
          </table:table-cell>
          <table:table-cell table:style-name="ce7" table:formula="of:=[.D43]" office:value-type="float" office:value="20.5">
            <text:p>20.50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8.7439663969182">
            <text:p>18.7440</text:p>
          </table:table-cell>
          <table:table-cell table:style-name="ce7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7" table:formula="of:=[.S43]" office:value-type="float" office:value="1.24">
            <text:p>1.24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378138205749">
            <text:p>1.1338</text:p>
          </table:table-cell>
          <table:table-cell table:style-name="ce7" table:formula="of:=[.V43]" office:value-type="float" office:value="1.3">
            <text:p>1.30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18864177151189">
            <text:p>1.1886</text:p>
          </table:table-cell>
          <table:table-cell table:style-name="ce7" table:formula="of:=[.Y43]" office:value-type="float" office:value="1.49">
            <text:p>1.490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36236633811747">
            <text:p>1.3624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44">
            <text:p>1.44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3036132147579">
            <text:p>1.3036</text:p>
          </table:table-cell>
          <table:table-cell table:style-name="ce7" table:formula="of:=[.D44]" office:value-type="float" office:value="20.5">
            <text:p>20.50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8.5583825712062">
            <text:p>18.5584</text:p>
          </table:table-cell>
          <table:table-cell table:style-name="ce7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7" table:formula="of:=[.S44]" office:value-type="float" office:value="1.24">
            <text:p>1.24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225558238193">
            <text:p>1.1226</text:p>
          </table:table-cell>
          <table:table-cell table:style-name="ce7" table:formula="of:=[.V44]" office:value-type="float" office:value="1.3">
            <text:p>1.30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17687304110088">
            <text:p>1.1769</text:p>
          </table:table-cell>
          <table:table-cell table:style-name="ce7" table:formula="of:=[.Y44]" office:value-type="float" office:value="1.49">
            <text:p>1.490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34887756249254">
            <text:p>1.3489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789619">
            <text:p>789619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2277468">
            <text:p>2277468</text:p>
          </table:table-cell>
          <table:table-cell/>
          <table:table-cell table:style-name="ce14"/>
          <table:table-cell table:style-name="ce5" office:value-type="float" office:value="2031527">
            <text:p>2031527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5.2437853306746">
            <text:p>15.2438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13.8">
            <text:p>13.80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5.0928567630442">
            <text:p>15.0929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13.8">
            <text:p>13.80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4.9434225376675">
            <text:p>14.943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13.8">
            <text:p>13.80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4.7954678590767">
            <text:p>14.7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13.8">
            <text:p>13.80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4.6489780782938">
            <text:p>14.6490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13.8">
            <text:p>13.80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4.50393869138">
            <text:p>14.5039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13.8">
            <text:p>13.80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4.360335338">
            <text:p>14.3603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13.8">
            <text:p>13.80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4.2181538">
            <text:p>14.2182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13.8">
            <text:p>13.80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4.07738">
            <text:p>14.0774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13.8">
            <text:p>13.80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3.938">
            <text:p>13.9380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13.8">
            <text:p>13.80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3.8">
            <text:p>13.80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13.8">
            <text:p>13.80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3.6633663366337">
            <text:p>13.6634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13.8">
            <text:p>13.80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3.5280854818155">
            <text:p>13.5281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13.8">
            <text:p>13.80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3.3941440414015">
            <text:p>13.3941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13.8">
            <text:p>13.80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3.2615287538629">
            <text:p>13.2615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13.8">
            <text:p>13.80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3.1302264889731">
            <text:p>13.1302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13.8">
            <text:p>13.80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3.0002242465081">
            <text:p>13.000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13.8">
            <text:p>13.80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2.8715091549585">
            <text:p>12.8715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13.8">
            <text:p>13.80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2.7440684702559">
            <text:p>12.7441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13.8">
            <text:p>13.80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2.6178895745108">
            <text:p>12.6179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13.8">
            <text:p>13.80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2.4929599747632">
            <text:p>12.493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24">
            <text:p>1.24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36973143550989">
            <text:p>1.3697</text:p>
          </table:table-cell>
          <table:table-cell table:style-name="ce6" office:value-type="float" office:value="1.425">
            <text:p>1.425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57408652871097">
            <text:p>1.5741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24">
            <text:p>1.24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35616973812861">
            <text:p>1.3562</text:p>
          </table:table-cell>
          <table:table-cell table:style-name="ce7" table:formula="of:=[.Y25]" office:value-type="float" office:value="1.425">
            <text:p>1.425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55850151357521">
            <text:p>1.5585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24">
            <text:p>1.24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34274231497882">
            <text:p>1.3427</text:p>
          </table:table-cell>
          <table:table-cell table:style-name="ce7" table:formula="of:=[.Y26]" office:value-type="float" office:value="1.425">
            <text:p>1.425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54307080552001">
            <text:p>1.5431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24">
            <text:p>1.24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32944783661269">
            <text:p>1.3294</text:p>
          </table:table-cell>
          <table:table-cell table:style-name="ce7" table:formula="of:=[.Y27]" office:value-type="float" office:value="1.425">
            <text:p>1.425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52779287675249">
            <text:p>1.5278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24">
            <text:p>1.24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31628498674524">
            <text:p>1.3163</text:p>
          </table:table-cell>
          <table:table-cell table:style-name="ce7" table:formula="of:=[.Y28]" office:value-type="float" office:value="1.425">
            <text:p>1.425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51266621460643">
            <text:p>1.5127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24">
            <text:p>1.24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303252462124">
            <text:p>1.3033</text:p>
          </table:table-cell>
          <table:table-cell table:style-name="ce7" table:formula="of:=[.Y29]" office:value-type="float" office:value="1.425">
            <text:p>1.425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4976893213925">
            <text:p>1.4977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24">
            <text:p>1.24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2903489724">
            <text:p>1.2903</text:p>
          </table:table-cell>
          <table:table-cell table:style-name="ce7" table:formula="of:=[.Y30]" office:value-type="float" office:value="1.425">
            <text:p>1.425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48286071425">
            <text:p>1.4829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24">
            <text:p>1.24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27757324">
            <text:p>1.2776</text:p>
          </table:table-cell>
          <table:table-cell table:style-name="ce7" table:formula="of:=[.Y31]" office:value-type="float" office:value="1.425">
            <text:p>1.425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468178925">
            <text:p>1.4682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24">
            <text:p>1.24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264924">
            <text:p>1.2649</text:p>
          </table:table-cell>
          <table:table-cell table:style-name="ce7" table:formula="of:=[.Y32]" office:value-type="float" office:value="1.425">
            <text:p>1.425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4536425">
            <text:p>1.4536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24">
            <text:p>1.24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2524">
            <text:p>1.2524</text:p>
          </table:table-cell>
          <table:table-cell table:style-name="ce7" table:formula="of:=[.Y33]" office:value-type="float" office:value="1.425">
            <text:p>1.425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43925">
            <text:p>1.4393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24">
            <text:p>1.24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24">
            <text:p>1.2400</text:p>
          </table:table-cell>
          <table:table-cell table:style-name="ce7" table:formula="of:=[.Y34]" office:value-type="float" office:value="1.425">
            <text:p>1.425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425">
            <text:p>1.42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24">
            <text:p>1.24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22772277227723">
            <text:p>1.2277</text:p>
          </table:table-cell>
          <table:table-cell table:style-name="ce7" table:formula="of:=[.Y35]" office:value-type="float" office:value="1.425">
            <text:p>1.425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41089108910891">
            <text:p>1.4109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24">
            <text:p>1.24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21556710126458">
            <text:p>1.2156</text:p>
          </table:table-cell>
          <table:table-cell table:style-name="ce7" table:formula="of:=[.Y36]" office:value-type="float" office:value="1.425">
            <text:p>1.425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39692187040486">
            <text:p>1.3969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24">
            <text:p>1.24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20353178343028">
            <text:p>1.2035</text:p>
          </table:table-cell>
          <table:table-cell table:style-name="ce7" table:formula="of:=[.Y37]" office:value-type="float" office:value="1.425">
            <text:p>1.425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38309096079689">
            <text:p>1.3831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24">
            <text:p>1.24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19161562715869">
            <text:p>1.1916</text:p>
          </table:table-cell>
          <table:table-cell table:style-name="ce7" table:formula="of:=[.Y38]" office:value-type="float" office:value="1.425">
            <text:p>1.425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36939699088801">
            <text:p>1.3694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24">
            <text:p>1.24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17981745263237">
            <text:p>1.1798</text:p>
          </table:table-cell>
          <table:table-cell table:style-name="ce7" table:formula="of:=[.Y39]" office:value-type="float" office:value="1.425">
            <text:p>1.425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35583860483962">
            <text:p>1.3558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24">
            <text:p>1.24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16813609171522">
            <text:p>1.1681</text:p>
          </table:table-cell>
          <table:table-cell table:style-name="ce7" table:formula="of:=[.Y40]" office:value-type="float" office:value="1.425">
            <text:p>1.425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34241446023724">
            <text:p>1.3424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24">
            <text:p>1.24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15657038783685">
            <text:p>1.1566</text:p>
          </table:table-cell>
          <table:table-cell table:style-name="ce7" table:formula="of:=[.Y41]" office:value-type="float" office:value="1.425">
            <text:p>1.425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32912322795767">
            <text:p>1.3291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24">
            <text:p>1.24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14511919587807">
            <text:p>1.1451</text:p>
          </table:table-cell>
          <table:table-cell table:style-name="ce7" table:formula="of:=[.Y42]" office:value-type="float" office:value="1.425">
            <text:p>1.425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3159635920373">
            <text:p>1.3160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24">
            <text:p>1.24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13378138205749">
            <text:p>1.1338</text:p>
          </table:table-cell>
          <table:table-cell table:style-name="ce7" table:formula="of:=[.Y43]" office:value-type="float" office:value="1.425">
            <text:p>1.425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30293424954188">
            <text:p>1.3029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24">
            <text:p>1.24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1225558238193">
            <text:p>1.1226</text:p>
          </table:table-cell>
          <table:table-cell table:style-name="ce7" table:formula="of:=[.Y44]" office:value-type="float" office:value="1.425">
            <text:p>1.425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2900339104375">
            <text:p>1.290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34.04">
            <text:p>34.04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34.04">
            <text:p>34.04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6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4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7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4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7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4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7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4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7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4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7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4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7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4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7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4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7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4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7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4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7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52">
            <text:p>1.52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50495049504951">
            <text:p>1.5050</text:p>
          </table:table-cell>
          <table:table-cell table:style-name="ce7" table:formula="of:=[.Y35]" office:value-type="float" office:value="1.705">
            <text:p>1.705</text:p>
          </table:table-cell>
          <table:table-cell table:style-name="ce9" table:formula="of:=[.Z35]-0.5" office:value-type="float" office:value="-0.5">
            <text:p>-0.5</text:p>
          </table:table-cell>
          <table:table-cell table:style-name="ce17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52">
            <text:p>1.52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49004999509852">
            <text:p>1.4900</text:p>
          </table:table-cell>
          <table:table-cell table:style-name="ce7" table:formula="of:=[.Y36]" office:value-type="float" office:value="1.705">
            <text:p>1.705</text:p>
          </table:table-cell>
          <table:table-cell table:style-name="ce9" table:formula="of:=[.Z36]-0.5" office:value-type="float" office:value="-1">
            <text:p>-1</text:p>
          </table:table-cell>
          <table:table-cell table:style-name="ce17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7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4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7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4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7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4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7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4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7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4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7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4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7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4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7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4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table:table-column table:style-name="co1" table:number-columns-repeated="4" table:default-cell-style-name="Default"/>
        <table:table-column table:style-name="co1" table:default-cell-style-name="ce12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1.008">
            <text:p>1.008</text:p>
          </table:table-cell>
          <table:table-cell table:formula="of:=100*[.D9]/[.D10]-100" office:value-type="float" office:value="10.7692307692308">
            <text:p>10.77</text:p>
          </table:table-cell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0.91">
            <text:p>0.91</text:p>
          </table:table-cell>
          <table:table-cell table:formula="of:=100*[.D10]/[.D1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1]/[.D1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2]/[.D1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3]/[.D1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5]/[.D16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6]/[.D17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9]/[.D20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0]/[.D2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2]/[.D2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3]/[.D2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2015／06／11</text:date>, <text:time>16:25:3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6-11T16:25:30.71</dc:date>
    <meta:editing-duration>P47DT19H31M29S</meta:editing-duration>
    <meta:editing-cycles>167</meta:editing-cycles>
    <meta:generator>OpenOffice/4.1.1$Win32 OpenOffice.org_project/411m6$Build-9775</meta:generator>
    <meta:document-statistic meta:table-count="9" meta:cell-count="4913" meta:object-count="0"/>
  </office:meta>
</office:document-meta>
</file>